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</text:p>
      <text:p text:style-name="P2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3"/>
      <text:p text:style-name="Standard">Certifico que [alumno.Apellido], [alumno.Nombre]quien acredita identidad con [tipoDocumento.Nombre] N° [alumno.NroDocumento] nacido en [alumno.LugarNacimiento] el [alumno.FechaNacimiento;frm='dd/mm/yyyy'], aprobó el séptimo grado, como alumno regular en [establecimiento.Nombre] <text:s/>D.E. [distritoEscolar.Nombre] en el año [ciclolectivo.Descripcion]<text:line-break/><text:line-break/>Se extiende el presente <text:span text:style-name="T1">CERTIFICADO DE TERMINACIÓN DE ESTUDIOS PRIMARIOS</text:span>, en Buenos Aires, el [var..now;frm='dd/mm/yyyy']</text:p>
      <text:p text:style-name="P3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1">..........................................<text:line-break/>Firma del Maestro de Grado</text:p>
          </table:table-cell>
          <table:table-cell office:value-type="string">
            <text:p text:style-name="P1"/>
          </table:table-cell>
          <table:table-cell office:value-type="string">
            <text:p text:style-name="P1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1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6:36:58</meta:creation-date>
    <dc:date>2007-10-17T17:26:27</dc:date>
    <dc:language>es-AR</dc:language>
    <meta:editing-cycles>7</meta:editing-cycles>
    <meta:editing-duration>PT49M2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82" meta:character-count="780"/>
  </office:meta>
</office:document-meta>
</file>